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6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7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19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0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1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4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5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7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28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29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0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1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2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4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35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37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38" style:family="graphic" style:parent-style-name="standard">
      <style:graphic-properties draw:textarea-horizontal-align="justify" draw:textarea-vertical-align="middle" draw:auto-grow-height="false" fo:min-height="3.951cm" fo:min-width="2.368cm"/>
    </style:style>
    <style:style style:name="gr39" style:family="graphic" style:parent-style-name="standard">
      <style:graphic-properties draw:fill-color="#ffffff" draw:textarea-horizontal-align="justify" draw:textarea-vertical-align="top" draw:auto-grow-height="false" fo:min-height="2.45cm" fo:min-width="18.5cm"/>
    </style:style>
    <style:style style:name="gr40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41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ffff" fo:font-size="12pt" style:font-size-asian="12pt" style:font-size-complex="12pt"/>
    </style:style>
    <style:style style:name="P17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8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style:paragraph-properties fo:line-height="150%" fo:text-align="center"/>
      <style:text-properties fo:font-size="18pt"/>
    </style:style>
    <style:style style:name="P35" style:family="paragraph">
      <loext:graphic-properties draw:fill-color="#ffffff"/>
      <style:paragraph-properties fo:line-height="150%" fo:text-align="center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Save stand alone process</text:span></text:p>
            </text:list-item>
            <text:list-item>
              <text:p text:style-name="P2"><text:span text:style-name="T2">GitHub stand alone process</text:span></text:p>
            </text:list-item>
            <text:list-item>
              <text:p text:style-name="P2"><text:span text:style-name="T2">Namespacing for all relatable endpoints</text:span></text:p>
            </text:list-item>
            <text:list-item>
              <text:p text:style-name="P2"><text:span text:style-name="T2">E2E encryption / decryption process</text:span></text:p>
            </text:list-item>
            <text:list-item>
              <text:p text:style-name="P2"><text:span text:style-name="T2">Load balancing processe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10" xml:id="id9" draw:id="id9" draw:layer="layout" svg:width="3.1cm" svg:height="2cm" svg:x="1cm" svg:y="12cm">
          <text:p text:style-name="P9"><text:span text:style-name="T7">Import / Export</text:span></text:p>
          <text:p text:style-name="P9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e2e</text:span></text:p>
          <text:p text:style-name="P7"><text:span text:style-name="T6">A custom endpoint session only, that encrypts and decrypts all data sent to</text:span><text:span text:style-name="T6"><text:line-break/></text:span><text:span text:style-name="T6">security intensive enpoints. <text:s/>This will create a public and private session, then it</text:span><text:span text:style-name="T6"><text:line-break/></text:span><text:span text:style-name="T6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 and document notes. Notes contain extensive</text:span><text:span text:style-name="T6"><text:line-break/></text:span><text:span text:style-name="T6">information on each note, sequencing and animated annotations outside</text:span><text:span text:style-name="T6"><text:line-break/></text:span><text:span text:style-name="T6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invitation</text:span></text:p>
          <text:p text:style-name="P7"><text:span text:style-name="T6">This custom endpoint reviews networks IP’s finding instances of blankcanva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1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</draw:page>
      <draw:page draw:name="page3" draw:style-name="dp1" draw:master-page-name="Default">
        <draw:custom-shape draw:style-name="gr16" draw:text-style-name="P13" xml:id="id20" draw:id="id20" draw:layer="layout" svg:width="2.6cm" svg:height="2.2cm" svg:x="11cm" svg:y="1.3cm">
          <text:p text:style-name="P12"><text:span text:style-name="T9">File</text:span></text:p>
          <text:p text:style-name="P12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5" xml:id="id18" draw:id="id18" draw:layer="layout" svg:width="2.6cm" svg:height="2.2cm" svg:x="7cm" svg:y="1.3cm">
          <text:p text:style-name="P14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5" xml:id="id19" draw:id="id19" draw:layer="layout" svg:width="4.3cm" svg:height="1.2cm" svg:x="8.35cm" svg:y="5.6cm">
          <text:p text:style-name="P14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xml:id="id22" draw:id="id22" draw:layer="layout" svg:width="7.1cm" svg:height="1.083cm" svg:x="6.95cm" svg:y="9.9cm">
          <text:p text:style-name="P16"><text:span text:style-name="T10">plugins/feathers-client.j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18" xml:id="id21" draw:id="id21" draw:layer="layout" svg:width="4.4cm" svg:height="0.9cm" svg:x="8.3cm" svg:y="7.8cm">
          <text:p text:style-name="P14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8.3cm" svg:y1="3.5cm" svg:x2="10.5cm" svg:y2="5.6cm" draw:start-shape="id18" draw:start-glue-point="7" draw:end-shape="id19" svg:d="M8300 3500c0 1576 2200 527 2200 2100" svg:viewBox="0 0 2201 2101">
          <text:p/>
        </draw:connector>
        <draw:connector draw:style-name="gr21" draw:text-style-name="P4" draw:layer="layout" draw:type="curve" svg:x1="12.3cm" svg:y1="3.5cm" svg:x2="10.5cm" svg:y2="5.6cm" draw:start-shape="id20" draw:start-glue-point="7" draw:end-shape="id19" draw:end-glue-point="4" svg:d="M12300 3500c0 1576-1800 527-1800 2100" svg:viewBox="0 0 1801 2101">
          <text:p/>
        </draw:connector>
        <draw:connector draw:style-name="gr21" draw:text-style-name="P4" draw:layer="layout" draw:type="curve" svg:x1="10.5cm" svg:y1="6.8cm" svg:x2="10.5cm" svg:y2="7.8cm" draw:start-shape="id19" draw:start-glue-point="6" draw:end-shape="id21" draw:end-glue-point="5" svg:d="M10500 6800v1000" svg:viewBox="0 0 1 1001">
          <text:p/>
        </draw:connector>
        <draw:connector draw:style-name="gr21" draw:text-style-name="P4" draw:layer="layout" draw:type="curve" svg:x1="10.5cm" svg:y1="8.7cm" svg:x2="10.5cm" svg:y2="9.9cm" draw:end-shape="id22" draw:end-glue-point="4" svg:d="M10500 8700v1200" svg:viewBox="0 0 1 1201">
          <text:p/>
        </draw:connector>
        <draw:custom-shape draw:style-name="gr22" draw:text-style-name="P20" xml:id="id28" draw:id="id28" draw:layer="layout" svg:width="3.8cm" svg:height="1.543cm" svg:x="8.6cm" svg:y="27.157cm">
          <text:p text:style-name="P19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22" xml:id="id23" draw:id="id23" draw:layer="layout" svg:width="3.3cm" svg:height="3.4cm" svg:x="1cm" svg:y="13cm">
          <text:p text:style-name="P21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4" draw:id="id24" draw:layer="layout" svg:width="3.3cm" svg:height="3.4cm" svg:x="5.85cm" svg:y="13.001cm">
          <text:p text:style-name="P21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5" draw:id="id25" draw:layer="layout" svg:width="3.3cm" svg:height="3.4cm" svg:x="11.85cm" svg:y="13.002cm">
          <text:p text:style-name="P21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6" draw:id="id26" draw:layer="layout" svg:width="3.3cm" svg:height="3.4cm" svg:x="16.703cm" svg:y="13.003cm">
          <text:p text:style-name="P21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0.5cm" svg:y1="10.983cm" svg:x2="2.65cm" svg:y2="13cm" draw:start-shape="id22" draw:start-glue-point="6" draw:end-shape="id23" draw:end-glue-point="4" svg:d="M10500 10983c0 1513-7850 505-7850 2017" svg:viewBox="0 0 7851 2018">
          <text:p/>
        </draw:connector>
        <draw:connector draw:style-name="gr21" draw:text-style-name="P4" draw:layer="layout" draw:type="curve" svg:x1="10.5cm" svg:y1="10.983cm" svg:x2="7.5cm" svg:y2="13.001cm" draw:start-shape="id22" draw:start-glue-point="6" draw:end-shape="id24" draw:end-glue-point="4" svg:d="M10500 10983c0 1513-3000 505-3000 2018" svg:viewBox="0 0 3001 2019">
          <text:p/>
        </draw:connector>
        <draw:connector draw:style-name="gr21" draw:text-style-name="P4" draw:layer="layout" draw:type="curve" svg:x1="10.5cm" svg:y1="10.983cm" svg:x2="13.5cm" svg:y2="13.002cm" draw:start-shape="id22" draw:end-shape="id25" draw:end-glue-point="4" svg:d="M10500 10983c0 1515 3000 506 3000 2019" svg:viewBox="0 0 3001 2020">
          <text:p/>
        </draw:connector>
        <draw:connector draw:style-name="gr21" draw:text-style-name="P4" draw:layer="layout" draw:type="curve" svg:x1="10.5cm" svg:y1="10.983cm" svg:x2="18.353cm" svg:y2="13.003cm" draw:start-shape="id22" draw:start-glue-point="6" draw:end-shape="id26" draw:end-glue-point="4" svg:d="M10500 10983c0 1515 7853 505 7853 2020" svg:viewBox="0 0 7854 2021">
          <text:p/>
        </draw:connector>
        <draw:custom-shape draw:style-name="gr24" draw:text-style-name="P24" xml:id="id27" draw:id="id27" draw:layer="layout" svg:width="12.1cm" svg:height="6.6cm" svg:x="4.45cm" svg:y="19.6cm">
          <text:p text:style-name="P23"><text:span text:style-name="T9">Processing information</text:span></text:p>
          <text:p text:style-name="P23"><text:span text:style-name="T3"/></text:p>
          <text:p text:style-name="P23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23"><text:span text:style-name="T3"/></text:p>
            </text:list-header>
            <text:list-item>
              <text:p text:style-name="P23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23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23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1" draw:text-style-name="P4" draw:layer="layout" draw:type="curve" svg:x1="2.65cm" svg:y1="16.4cm" svg:x2="10.5cm" svg:y2="19.6cm" draw:start-shape="id23" draw:start-glue-point="6" draw:end-shape="id27" draw:end-glue-point="0" svg:d="M2650 16400c0 2401 7850 802 7850 3200" svg:viewBox="0 0 7851 3201">
          <text:p/>
        </draw:connector>
        <draw:connector draw:style-name="gr21" draw:text-style-name="P4" draw:layer="layout" draw:type="curve" svg:x1="7.5cm" svg:y1="16.401cm" svg:x2="10.5cm" svg:y2="19.6cm" draw:start-shape="id24" draw:start-glue-point="6" draw:end-shape="id27" draw:end-glue-point="0" svg:d="M7500 16401c0 2400 3000 801 3000 3199" svg:viewBox="0 0 3001 3200">
          <text:p/>
        </draw:connector>
        <draw:connector draw:style-name="gr21" draw:text-style-name="P4" draw:layer="layout" draw:type="curve" svg:x1="13.5cm" svg:y1="16.402cm" svg:x2="10.5cm" svg:y2="19.6cm" draw:start-shape="id25" draw:start-glue-point="6" draw:end-shape="id27" draw:end-glue-point="0" svg:d="M13500 16402c0 2400-3000 801-3000 3198" svg:viewBox="0 0 3001 3199">
          <text:p/>
        </draw:connector>
        <draw:connector draw:style-name="gr21" draw:text-style-name="P4" draw:layer="layout" draw:type="curve" svg:x1="18.353cm" svg:y1="16.403cm" svg:x2="10.5cm" svg:y2="19.6cm" draw:start-shape="id26" draw:start-glue-point="6" draw:end-shape="id27" draw:end-glue-point="0" svg:d="M18353 16403c0 2398-7853 800-7853 3197" svg:viewBox="0 0 7854 3198">
          <text:p/>
        </draw:connector>
        <draw:connector draw:style-name="gr25" draw:text-style-name="P4" draw:layer="layout" draw:type="curve" svg:x1="10.5cm" svg:y1="27.157cm" svg:x2="10.5cm" svg:y2="26.2cm" draw:start-shape="id28" draw:start-glue-point="4" draw:end-shape="id27" draw:end-glue-point="2" svg:d="M10500 27157v-957" svg:viewBox="0 0 1 958">
          <text:p/>
        </draw:connector>
      </draw:page>
      <draw:page draw:name="page4" draw:style-name="dp1" draw:master-page-name="Default">
        <draw:custom-shape draw:style-name="gr26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1" draw:id="id31" draw:layer="layout" svg:width="1.6cm" svg:height="1.1cm" svg:x="17.3cm" svg:y="9.4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27" xml:id="id29" draw:id="id29" draw:layer="layout" svg:width="5.7cm" svg:height="1.8cm" svg:x="1.6cm" svg:y="9.1cm">
          <text:p text:style-name="P23"><text:span text:style-name="T5">Permission system request</text:span></text:p>
          <text:p text:style-name="P23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8" xml:id="id30" draw:id="id30" draw:layer="layout" svg:width="7cm" svg:height="2.9cm" svg:x="8.2cm" svg:y="8.5cm">
          <text:p text:style-name="P21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7.3cm" svg:y1="10cm" svg:x2="8.9cm" svg:y2="9.95cm" draw:start-shape="id29" draw:start-glue-point="7" draw:end-shape="id30" draw:end-glue-point="6" svg:d="M7300 10000c675 0-125-50 1600-50" svg:viewBox="0 0 1601 51">
          <text:p/>
        </draw:connector>
        <draw:connector draw:style-name="gr21" draw:text-style-name="P4" draw:layer="layout" draw:type="curve" svg:x1="14.487cm" svg:y1="9.95cm" svg:x2="17.3cm" svg:y2="9.95cm" draw:start-shape="id30" draw:start-glue-point="9" draw:end-shape="id31" svg:d="M14487 9950h2813" svg:viewBox="0 0 2814 1">
          <text:p/>
        </draw:connector>
        <draw:custom-shape draw:style-name="gr30" draw:text-style-name="P29" xml:id="id32" draw:id="id32" draw:layer="layout" svg:width="3.5cm" svg:height="3.5cm" svg:x="12.7cm" svg:y="12.2cm">
          <text:p text:style-name="P21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8.1cm" svg:y1="10.5cm" svg:x2="16.2cm" svg:y2="13.95cm" draw:start-shape="id31" draw:start-glue-point="7" draw:end-shape="id32" draw:end-glue-point="7" svg:d="M18100 10500c0 2300-633 3450-1900 3450" svg:viewBox="0 0 1901 3451">
          <text:p/>
        </draw:connector>
        <draw:custom-shape draw:style-name="gr31" draw:text-style-name="P30" xml:id="id33" draw:id="id33" draw:layer="layout" svg:width="4.9cm" svg:height="1.4cm" svg:x="12cm" svg:y="16.3cm">
          <text:p text:style-name="P21"><text:span text:style-name="T13">NOT AUTHENTICATED</text:span></text:p>
          <text:p text:style-name="P21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4" draw:layer="layout" draw:type="curve" svg:x1="14.45cm" svg:y1="15.7cm" svg:x2="14.45cm" svg:y2="16.3cm" draw:start-shape="id32" draw:start-glue-point="6" draw:end-shape="id33" draw:end-glue-point="4" svg:d="M14450 15700v600" svg:viewBox="0 0 1 601">
          <text:p/>
        </draw:connector>
        <draw:custom-shape draw:style-name="gr33" draw:text-style-name="P31" xml:id="id34" draw:id="id34" draw:layer="layout" svg:width="6cm" svg:height="2.5cm" svg:x="1.5cm" svg:y="12.7cm">
          <text:p text:style-name="P23"><text:span text:style-name="T5">User authenticated</text:span></text:p>
          <text:p text:style-name="P23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4" draw:layer="layout" draw:type="curve" svg:x1="12.7cm" svg:y1="13.95cm" svg:x2="7.5cm" svg:y2="13.95cm" draw:start-shape="id32" draw:start-glue-point="5" draw:end-shape="id34" draw:end-glue-point="7" svg:d="M12700 13950h-5200" svg:viewBox="0 0 5201 1">
          <text:p/>
        </draw:connector>
        <draw:custom-shape draw:style-name="gr27" draw:text-style-name="P26" xml:id="id35" draw:id="id35" draw:layer="layout" svg:width="1.6cm" svg:height="1.1cm" svg:x="1.9cm" svg:y="20.2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4" draw:layer="layout" draw:type="curve" svg:x1="4.5cm" svg:y1="15.2cm" svg:x2="2.7cm" svg:y2="20.2cm" draw:start-shape="id34" draw:start-glue-point="6" draw:end-shape="id35" draw:end-glue-point="5" svg:d="M4500 15200c0 3751-1800 1252-1800 5000" svg:viewBox="0 0 1801 5001">
          <text:p/>
        </draw:connector>
        <draw:custom-shape draw:style-name="gr34" draw:text-style-name="P32" xml:id="id36" draw:id="id36" draw:layer="layout" svg:width="5.7cm" svg:height="6cm" svg:x="5.9cm" svg:y="17.8cm">
          <text:p text:style-name="P23"><text:span text:style-name="T5">Find endpoint</text:span></text:p>
          <text:p text:style-name="P23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23"><text:span text:style-name="T6"/></text:p>
          <text:p text:style-name="P23"><text:span text:style-name="T5">Example code</text:span></text:p>
          <text:p text:style-name="P23"><text:span text:style-name="T6">{</text:span></text:p>
          <text:p text:style-name="P23"><text:span text:style-name="T6"><text:s text:c="4"/></text:span><text:span text:style-name="T6">child_process: ‘r-w-rw-x’,</text:span></text:p>
          <text:p text:style-name="P23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6">‘r-w-rw’</text:span></text:p>
          <text:p text:style-name="P23"><text:span text:style-name="T8"><text:s text:c="4"/></text:span><text:span text:style-name="T8">group</text:span><text:span text:style-name="T6">ID: ‘r-w’,</text:span><text:span text:style-name="T6"><text:line-break/></text:span><text:span text:style-name="T6"> <text:s text:c="3"/>artboardID: ‘r-w’...</text:span></text:p>
          <text:p text:style-name="P23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3.5cm" svg:y1="20.75cm" svg:x2="5.9cm" svg:y2="20.8cm" draw:start-shape="id35" draw:start-glue-point="8" draw:end-shape="id36" draw:end-glue-point="5" svg:d="M3500 20750c1801 0 602 50 2400 50" svg:viewBox="0 0 2401 51">
          <text:p/>
        </draw:connector>
        <draw:custom-shape draw:style-name="gr36" draw:text-style-name="P33" xml:id="id37" draw:id="id37" draw:layer="layout" svg:width="5.7cm" svg:height="3.6cm" svg:x="12.8cm" svg:y="20.6cm">
          <text:p text:style-name="P23"><text:span text:style-name="T5">Find process</text:span></text:p>
          <text:list text:style-name="L2">
            <text:list-item>
              <text:p text:style-name="P23"><text:span text:style-name="T6">Invoke process like so…</text:span><text:span text:style-name="T6"><text:line-break/></text:span><text:span text:style-name="T5">find(‘cmd’, ‘w’)</text:span></text:p>
            </text:list-item>
            <text:list-item>
              <text:p text:style-name="P23"><text:span text:style-name="T6">First find correct key to permission</text:span><text:span text:style-name="T6"><text:line-break/></text:span><text:span text:style-name="T6">check this MUST be done on the</text:span><text:span text:style-name="T6"><text:line-break/></text:span><text:span text:style-name="T6">server side ONLY!</text:span></text:p>
            </text:list-item>
            <text:list-item>
              <text:p text:style-name="P23"><text:span text:style-name="T8">Review permissions </text:span><text:span text:style-name="T6">server</text:span><text:span text:style-name="T6"><text:line-break/></text:span><text:span text:style-name="T6">side ONLY</text:span></text:p>
            </text:list-item>
            <text:list-item>
              <text:p text:style-name="P23"><text:span text:style-name="T6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11.6cm" svg:y1="20.8cm" svg:x2="12.8cm" svg:y2="22.4cm" draw:start-shape="id36" draw:start-glue-point="7" draw:end-shape="id37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37" draw:text-style-name="P35" draw:layer="layout" svg:width="19cm" svg:height="3.1cm" svg:x="1cm" svg:y="1cm">
          <text:p text:style-name="P34"><text:span text:style-name="T1">Save stand alone process</text:span></text:p>
          <text:p text:style-name="P34"><text:span text:style-name="T12"/></text:p>
          <text:p text:style-name="P34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4.8cm" svg:height="4.2cm" svg:x="3.2cm" svg:y="14.4cm">
          <text:p text:style-name="P21">vuex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draw:layer="layout" svg:width="4.8cm" svg:height="4.2cm" svg:x="8.1cm" svg:y="7.1cm">
          <text:p text:style-name="P21">gi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draw:layer="layout" svg:width="4.8cm" svg:height="4.2cm" svg:x="12.8cm" svg:y="14.4cm">
          <text:p text:style-name="P21">SQL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6" draw:style-name="dp1" draw:master-page-name="Default">
        <draw:custom-shape draw:style-name="gr37" draw:text-style-name="P3" draw:layer="layout" svg:width="19cm" svg:height="3.1cm" svg:x="1cm" svg:y="1cm">
          <text:p text:style-name="P1"><text:span text:style-name="T1">GitHub stand alone process</text:span></text:p>
          <text:p text:style-name="P1"><text:span text:style-name="T12"/></text:p>
          <text:p text:style-name="P1"><text:span text:style-name="T12">GitHub is a self managing process, GitHub is the database and therefore we don’t need any SQL injection. The Github process is</text:span><text:span text:style-name="T12"><text:line-break/></text:span><text:span text:style-name="T12">mainly used when we save a document that has a GitHub repository attached or when separate contributions are made and we need</text:span><text:span text:style-name="T12"><text:line-break/></text:span><text:span text:style-name="T12">to keep everything in sync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39" draw:text-style-name="P3" draw:layer="layout" svg:width="19cm" svg:height="2.7cm" svg:x="1cm" svg:y="1cm">
          <text:p text:style-name="P1"><text:span text:style-name="T1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40" draw:text-style-name="P3" draw:layer="layout" svg:width="19cm" svg:height="4.6cm" svg:x="1cm" svg:y="1cm">
          <text:p text:style-name="P1"><text:span text:style-name="T1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41" draw:text-style-name="P3" draw:layer="layout" svg:width="19cm" svg:height="3.6cm" svg:x="1cm" svg:y="1cm">
          <text:p text:style-name="P1"><text:span text:style-name="T1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3T11:07:02.594000000</dc:date>
    <meta:editing-duration>PT8H27M46S</meta:editing-duration>
    <meta:editing-cycles>42</meta:editing-cycles>
    <meta:generator>LibreOffice/6.3.3.2$Windows_X86_64 LibreOffice_project/a64200df03143b798afd1ec74a12ab50359878ed</meta:generator>
    <meta:document-statistic meta:object-count="88"/>
  </office:meta>
</office:document-meta>
</file>